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e47" officeooo:paragraph-rsid="00039e47"/>
    </style:style>
    <style:style style:name="P2" style:family="paragraph" style:parent-style-name="Standard">
      <style:text-properties officeooo:rsid="00039e47" officeooo:paragraph-rsid="000836b6"/>
    </style:style>
    <style:style style:name="P3" style:family="paragraph" style:parent-style-name="Standard">
      <style:text-properties officeooo:rsid="0004412f" officeooo:paragraph-rsid="0004412f"/>
    </style:style>
    <style:style style:name="P4" style:family="paragraph" style:parent-style-name="Standard">
      <style:text-properties officeooo:rsid="000a44a4" officeooo:paragraph-rsid="000a44a4"/>
    </style:style>
    <style:style style:name="P5" style:family="paragraph" style:parent-style-name="Standard">
      <style:text-properties officeooo:rsid="000a94f6" officeooo:paragraph-rsid="000a94f6"/>
    </style:style>
    <style:style style:name="P6" style:family="paragraph" style:parent-style-name="Standard">
      <style:text-properties officeooo:rsid="000a94f6" officeooo:paragraph-rsid="000a94f6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04412f" officeooo:paragraph-rsid="0004412f"/>
    </style:style>
    <style:style style:name="P8" style:family="paragraph" style:parent-style-name="Standard">
      <style:text-properties officeooo:rsid="000c4f4f" officeooo:paragraph-rsid="000c4f4f"/>
    </style:style>
    <style:style style:name="P9" style:family="paragraph" style:parent-style-name="Standard">
      <style:text-properties officeooo:rsid="000c6226" officeooo:paragraph-rsid="000c6226"/>
    </style:style>
    <style:style style:name="T1" style:family="text">
      <style:text-properties officeooo:rsid="000836b6"/>
    </style:style>
    <style:style style:name="T2" style:family="text">
      <style:text-properties officeooo:rsid="000a94f6"/>
    </style:style>
    <style:style style:name="T3" style:family="text">
      <style:text-properties officeooo:rsid="000c4f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dor decimal usando el 75hc595 y un display de 7 segmentos ánodo común</text:p>
      <text:p text:style-name="P1"/>
      <text:p text:style-name="P6">Siguiendo con la temática de la entrada anterior es posible de que te hayas topado con un problema relacionado con el tipo de display del que dispones.</text:p>
      <text:p text:style-name="P6"/>
      <text:p text:style-name="P6">Y es que en el mercado existen dos tipos de displays de 7 segmentos, por un lado tenemos los displays de cátodo común como el que usé para el proyecto <text:span text:style-name="T3">anterior</text:span> y los displays de ánodo común.</text:p>
      <text:p text:style-name="P1"/>
      <text:p text:style-name="P5">Ambos displays aunque a simple vista se ven iguales su configuración es distinta por l<text:span text:style-name="T3">o </text:span>que si has intentado <text:span text:style-name="T3">construir</text:span> el proyecto del contador decimal usando un display de ánodo común muy posiblemente no ha<text:span text:style-name="T3">ya</text:span> funcionado como debería</text:p>
      <text:p text:style-name="P1"/>
      <text:p text:style-name="P1"><text:span text:style-name="T3">H</text:span>oy te traigo la solución a este problema de manera completamente gratuita y con los mismos componentes electrónicos <text:span text:style-name="T2">que usaste en el proyecto del contador decimal</text:span>. </text:p>
      <text:p text:style-name="P1"/>
      <text:p text:style-name="P1">Y es que tan solo haciendo unos pequeñísimos retoques vamos a conseguir que el <text:span text:style-name="T2">circuito</text:span> funcione correctamente.</text:p>
      <text:p text:style-name="P1"/>
      <text:p text:style-name="P1">¿Qué modificaciones vamos a hacer?</text:p>
      <text:p text:style-name="P1"/>
      <text:p text:style-name="P1">Bueno pues debemos de hacer 3 modificaciones una de ellas a nivel de electrónica y las otras dos a nivel de código.</text:p>
      <text:p text:style-name="P1"/>
      <text:p text:style-name="P1">Modificación a nivel el<text:span text:style-name="T3">e</text:span>ctrónico</text:p>
      <text:p text:style-name="P1"/>
      <text:p text:style-name="P1">Como has podido intuir la manera de conectar un display de ánodo común es distinta a la de cátodo común. Así que simplemente vamos a conectar los pines centrales del display directamente a VCC ya sean 3.3v o 5v dependiendo del voltaje que uses tal y como se muestra en el esquema.</text:p>
      <text:p text:style-name="P1"/>
      <text:p text:style-name="P1">(incluir foto del esquema)</text:p>
      <text:p text:style-name="P1"/>
      <text:p text:style-name="P1">Modifica<text:span text:style-name="T3">c</text:span>iones a nivel de código</text:p>
      <text:p text:style-name="P1"/>
      <text:p text:style-name="P2">Tan solo nos hace falta retocar un poco el código original y será suficiente para que nuestro proyecto funcione correctamente.</text:p>
      <text:p text:style-name="P2"/>
      <text:p text:style-name="P2"><text:span text:style-name="T1">C</text:span>on estas modifica<text:span text:style-name="T3">c</text:span>iones vamos a <text:span text:style-name="T1">poder experimentar con</text:span> el concepto de diferencia de potencial o voltaje que no es más que la diferencia de cargas que hay entre dos puntos de un circuito.</text:p>
      <text:p text:style-name="P1"/>
      <text:p text:style-name="P3">La idea es la siguiente:</text:p>
      <text:p text:style-name="P3"/>
      <text:p text:style-name="P4">El integrado 74HC595 sigue la lógica directa que implica que un 1 lógico es un valor parecido a VCC por lo que si el display está conectado a VCC, la corriente no fluirá por el LED ya que tanto el <text:s/>ánodo (conectado al display) como el cátodo (conectado al integrado) están al mismo voltaje.</text:p>
      <text:p text:style-name="P4"/>
      <text:p text:style-name="P4">Por lo que solo se encenderán los <text:span text:style-name="T3">led</text:span>s cuya salida del integrado se mante<text:span text:style-name="T3">n</text:span>gan en un nivel bajo o 0 lógico.</text:p>
      <text:p text:style-name="P4"/>
      <text:p text:style-name="P4">Es decir debemos de dar un 1 lógico como salida a aquellos led que N<text:span text:style-name="T3">O</text:span> queremos que se enciendan es decir aquellos leds que no son necesarios para formar el número que deseemos</text:p>
      <text:p text:style-name="P3"/>
      <text:p text:style-name="P3"/>
      <text:p text:style-name="P3"><text:soft-page-break/>Siguiendo esta lógica debemos retocar el código de la siguiente manera</text:p>
      <text:p text:style-name="P3">(añadir parte donde definimos los led en el codigo)</text:p>
      <text:p text:style-name="P3"/>
      <text:p text:style-name="P3"/>
      <text:p text:style-name="P3"/>
      <text:p text:style-name="P3">¿<text:span text:style-name="T3">Parece ser que falta algo no</text:span>?</text:p>
      <text:p text:style-name="P3"/>
      <text:p text:style-name="P3">Como has podido comprobar el número crear el numero 8 implica tener encendidos todos los leds del display por lo que todas las patillas de salida del integrado deben de estar a nivel bajo.</text:p>
      <text:p text:style-name="P3"/>
      <text:p text:style-name="P8">Es por ello que no es necesario incluirlo dentro de la lista de #define</text:p>
      <text:p text:style-name="P3"/>
      <text:p text:style-name="P9">Dentro de nuestra función escribirNumeros() debemos de añadir un pequeño retoque en el bloque de código en caso de que nuestra variable i se igual que 8, donde podremos todas las salidas del integrado a nivel bajo de la siguiente manera:</text:p>
      <text:p text:style-name="P9"/>
      <text:p text:style-name="P9">(añeadir trozo del código)</text:p>
      <text:p text:style-name="P3"/>
      <text:p text:style-name="P3">Ahora si todo está bien conectado debe de funcionar exactamente igual que como se muestra <text:span text:style-name="T2">en el siguiente video</text:span>.</text:p>
      <text:p text:style-name="P3"/>
      <text:p text:style-name="P7"/>
      <text:p text:style-name="P3"/>
      <text:p text:style-name="P3">(conclusion y cierr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45:45.867549182</meta:creation-date>
    <dc:date>2024-03-24T19:22:17.774628385</dc:date>
    <meta:editing-duration>PT36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557" meta:character-count="3157" meta:non-whitespace-character-count="2625"/>
  </office:meta>
</office:document-meta>
</file>